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1.27cm" fo:margin-right="0cm" fo:text-indent="0cm" style:auto-text-indent="false"/>
    </style:style>
    <style:style style:name="P2" style:family="paragraph" style:parent-style-name="Text_20_body">
      <style:paragraph-properties fo:margin-left="1.27cm" fo:margin-right="0cm" fo:text-indent="0cm" style:auto-text-indent="false"/>
      <style:text-properties fo:font-weight="normal"/>
    </style:style>
    <style:style style:name="P3"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333333" style:text-line-through-style="none" style:text-line-through-type="none" style:font-name="Arial" fo:font-size="10.5pt" fo:font-style="italic" style:text-underline-style="none" fo:font-weight="normal" style:text-blinking="false" fo:background-color="#ffffff"/>
    </style:style>
    <style:style style:name="P4" style:family="paragraph" style:parent-style-name="Text_20_body" style:list-style-name="L1">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5"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ffffff"/>
    </style:style>
    <style:style style:name="P6" style:family="paragraph" style:parent-style-name="Text_20_body" style:list-style-name="L2">
      <loext:graphic-properties draw:fill="none" draw:fill-color="#ffffff"/>
      <style:paragraph-properties fo:margin-left="1.27cm" fo:margin-right="0cm" fo:margin-top="0cm" fo:margin-bottom="0cm" loext:contextual-spacing="false" fo:line-height="138%" fo:text-align="justify" style:justify-single-word="false" fo:text-indent="0cm" style:auto-text-indent="false" fo:background-color="transparent"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ffffff"/>
    </style:style>
    <style:style style:name="P7" style:family="paragraph" style:parent-style-name="Text_20_body" style:list-style-name="L2">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ffffff"/>
    </style:style>
    <style:style style:name="P8" style:family="paragraph" style:parent-style-name="Text_20_body" style:list-style-name="L3">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ffffff"/>
    </style:style>
    <style:style style:name="P9" style:family="paragraph" style:parent-style-name="Text_20_body" style:list-style-name="L4">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ffffff"/>
    </style:style>
    <style:style style:name="P10" style:family="paragraph" style:parent-style-name="Text_20_body" style:list-style-name="L5">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ffffff"/>
    </style:style>
    <style:style style:name="P11" style:family="paragraph" style:parent-style-name="Text_20_body" style:list-style-name="L6">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ffffff"/>
    </style:style>
    <style:style style:name="P12" style:family="paragraph" style:parent-style-name="Text_20_body" style:list-style-name="L7">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ffffff"/>
    </style:style>
    <style:style style:name="P13"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333333" style:text-line-through-style="none" style:text-line-through-type="none" style:font-name="Arial" fo:font-size="10.5pt" fo:font-style="normal" style:text-underline-style="none" fo:font-weight="bold" style:text-blinking="false" fo:background-color="#ffffff"/>
    </style:style>
    <style:style style:name="P14" style:family="paragraph" style:parent-style-name="Text_20_body" style:list-style-name="L1">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555555" style:text-line-through-style="none" style:text-line-through-type="none" style:font-name="Arial" fo:font-size="10.5pt" fo:font-style="normal" style:text-underline-style="none" fo:font-weight="normal" style:text-blinking="false" fo:background-color="#ffffff"/>
    </style:style>
    <style:style style:name="P15" style:family="paragraph" style:parent-style-name="Text_20_body" style:list-style-name="L1">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555555" style:text-line-through-style="none" style:text-line-through-type="none" style:font-name="Arial" fo:font-size="10.5pt" fo:font-style="normal" style:text-underline-style="none" fo:font-weight="normal" style:text-blinking="false"/>
    </style:style>
    <style:style style:name="P16"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ed0909" style:text-line-through-style="none" style:text-line-through-type="none" style:font-name="Arial" fo:font-size="10.5pt" fo:font-style="normal" style:text-underline-style="none" fo:font-weight="normal" style:text-blinking="false" fo:background-color="#ffffff"/>
    </style:style>
    <style:style style:name="P17"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50505" style:text-line-through-style="none" style:text-line-through-type="none" style:font-name="Arial" fo:font-size="10.5pt" fo:font-style="normal" style:text-underline-style="none" fo:font-weight="normal" style:text-blinking="false" fo:background-color="#ffffff"/>
    </style:style>
    <style:style style:name="P18" style:family="paragraph" style:parent-style-name="Text_20_body" style:list-style-name="L8">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50505" style:text-line-through-style="none" style:text-line-through-type="none" style:font-name="Arial" fo:font-size="10.5pt" fo:font-style="normal" style:text-underline-style="none" fo:font-weight="normal" style:text-blinking="false" fo:background-color="#ffffff"/>
    </style:style>
    <style:style style:name="P19" style:family="paragraph" style:parent-style-name="Text_20_body">
      <style:paragraph-properties fo:margin-left="1.27cm" fo:margin-right="0cm" fo:margin-top="0cm" fo:margin-bottom="0.282cm" loext:contextual-spacing="false" fo:line-height="138%" fo:text-indent="0cm" style:auto-text-indent="false" style:writing-mode="lr-tb"/>
      <style:text-properties fo:font-variant="normal" fo:text-transform="none" fo:color="#f50000" style:text-line-through-style="none" style:text-line-through-type="none" style:font-name="Arial" fo:font-size="10.5pt" fo:font-style="normal" style:text-underline-style="none" fo:font-weight="normal" style:text-blinking="false" fo:background-color="#ffffff"/>
    </style:style>
    <style:style style:name="P20" style:family="paragraph" style:parent-style-name="Text_20_body">
      <style:paragraph-properties fo:margin-left="1.27cm" fo:margin-right="0cm" fo:margin-top="0cm" fo:margin-bottom="0.282cm" loext:contextual-spacing="false" fo:line-height="138%" fo:text-indent="0cm" style:auto-text-indent="false" style:writing-mode="lr-tb"/>
      <style:text-properties fo:font-variant="normal" fo:text-transform="none" fo:color="#333333" style:text-line-through-style="none" style:text-line-through-type="none" style:font-name="Arial" fo:font-size="10.5pt" fo:font-style="normal" style:text-underline-style="none" fo:font-weight="bold" style:text-blinking="false" fo:background-color="#ffffff"/>
    </style:style>
    <style:style style:name="P21" style:family="paragraph" style:parent-style-name="Text_20_body">
      <style:paragraph-properties fo:margin-left="1.27cm" fo:margin-right="0cm" fo:margin-top="0cm" fo:margin-bottom="0.282cm" loext:contextual-spacing="false" fo:line-height="138%" fo:text-indent="0cm" style:auto-text-indent="false"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ffffff"/>
    </style:style>
    <style:style style:name="P22" style:family="paragraph" style:parent-style-name="Text_20_body" style:list-style-name="L4">
      <loext:graphic-properties draw:fill="none" draw:fill-color="#ffffff"/>
      <style:paragraph-properties fo:margin-left="1.27cm" fo:margin-right="0cm" fo:margin-top="0cm" fo:margin-bottom="0.282cm" loext:contextual-spacing="false" fo:line-height="138%" fo:text-indent="0cm" style:auto-text-indent="false" fo:background-color="transparent"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ffffff"/>
    </style:style>
    <style:style style:name="P23" style:family="paragraph" style:parent-style-name="Text_20_body" style:list-style-name="L6">
      <loext:graphic-properties draw:fill="none" draw:fill-color="#ffffff"/>
      <style:paragraph-properties fo:margin-left="1.27cm" fo:margin-right="0cm" fo:margin-top="0cm" fo:margin-bottom="0.282cm" loext:contextual-spacing="false" fo:line-height="138%" fo:text-indent="0cm" style:auto-text-indent="false" fo:background-color="transparent"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ffffff"/>
    </style:style>
    <style:style style:name="P24" style:family="paragraph" style:parent-style-name="Text_20_body" style:list-style-name="L7">
      <loext:graphic-properties draw:fill="none" draw:fill-color="#ffffff"/>
      <style:paragraph-properties fo:margin-left="1.27cm" fo:margin-right="0cm" fo:margin-top="0cm" fo:margin-bottom="0.282cm" loext:contextual-spacing="false" fo:line-height="138%" fo:text-indent="0cm" style:auto-text-indent="false" fo:background-color="transparent"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ffffff"/>
    </style:style>
    <style:style style:name="P25" style:family="paragraph" style:parent-style-name="Text_20_body">
      <style:paragraph-properties fo:margin-left="1.27cm" fo:margin-right="0cm" fo:margin-top="0cm" fo:margin-bottom="0.282cm" loext:contextual-spacing="false" fo:line-height="138%" fo:text-indent="0cm" style:auto-text-indent="false" style:writing-mode="lr-tb"/>
      <style:text-properties fo:font-variant="normal" fo:text-transform="none" fo:color="#050505" style:text-line-through-style="none" style:text-line-through-type="none" style:font-name="Arial" fo:font-size="10.5pt" fo:font-style="normal" style:text-underline-style="none" fo:font-weight="normal" style:text-blinking="false" fo:background-color="#ffffff"/>
    </style:style>
    <style:style style:name="P26"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ffffff"/>
    </style:style>
    <style:style style:name="P27" style:family="paragraph" style:parent-style-name="Heading_20_3">
      <style:text-properties fo:font-variant="normal" fo:text-transform="none" fo:color="#333333" style:text-line-through-style="none" style:text-line-through-type="none" style:font-name="Arial" fo:font-size="18pt" fo:font-style="normal" style:text-underline-style="none" fo:font-weight="bold" style:text-blinking="false" fo:background-color="#ffffff"/>
    </style:style>
    <style:style style:name="P28" style:family="paragraph" style:parent-style-name="Heading_20_3">
      <style:paragraph-properties fo:margin-left="1.27cm" fo:margin-right="0cm" fo:margin-top="0.529cm" fo:margin-bottom="0.282cm" loext:contextual-spacing="false" fo:line-height="131%" fo:text-indent="0cm" style:auto-text-indent="false" style:writing-mode="lr-tb"/>
      <style:text-properties fo:font-variant="normal" fo:text-transform="none" fo:color="#333333" style:text-line-through-style="none" style:text-line-through-type="none" style:font-name="Arial" fo:font-size="18pt" fo:font-style="normal" style:text-underline-style="none" fo:font-weight="bold" style:text-blinking="false" fo:background-color="#ffffff"/>
    </style:style>
    <style:style style:name="P29" style:family="paragraph" style:parent-style-name="Heading_20_2">
      <style:paragraph-properties fo:margin-left="1.27cm" fo:margin-right="0cm" fo:margin-top="0.529cm" fo:margin-bottom="0.282cm" loext:contextual-spacing="false" fo:line-height="131%" fo:text-indent="0cm" style:auto-text-indent="false" style:writing-mode="lr-tb"/>
      <style:text-properties fo:font-variant="normal" fo:text-transform="none" fo:color="#000000" style:text-line-through-style="none" style:text-line-through-type="none" style:font-name="Arial" fo:font-size="22.5pt" fo:font-style="normal" style:text-underline-style="none" fo:font-weight="bold" style:text-blinking="false" fo:background-color="#ffffff"/>
    </style:style>
    <style:style style:name="P30" style:family="paragraph" style:parent-style-name="Heading_20_2">
      <style:paragraph-properties fo:margin-left="1.27cm" fo:margin-right="0cm" fo:margin-top="0.529cm" fo:margin-bottom="0.282cm" loext:contextual-spacing="false" fo:line-height="131%" fo:text-indent="0cm" style:auto-text-indent="false" style:writing-mode="lr-tb"/>
      <style:text-properties fo:font-variant="normal" fo:text-transform="none" fo:color="#333333" style:text-line-through-style="none" style:text-line-through-type="none" style:font-name="Arial" fo:font-size="22.5pt" fo:font-style="normal" style:text-underline-style="none" fo:font-weight="bold" style:text-blinking="false" fo:background-color="#ffffff"/>
    </style:style>
    <style:style style:name="T1" style:family="text">
      <style:text-properties fo:background-color="#ffffff" loext:char-shading-value="0"/>
    </style:style>
    <style:style style:name="T2" style:family="text">
      <style:text-properties fo:font-weight="normal"/>
    </style:style>
    <style:style style:name="T3" style:family="text">
      <style:text-properties fo:font-weight="bold" fo:background-color="#ffffff"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3"><text:bookmark text:name="docs-internal-guid-49a6c434-7fff-dc81-6b1b-cfc8f48ad328"/>Exercise Assigned to Candidate (Delivery expected within 5 days)</text:h>
      <text:p text:style-name="Text_20_body"/>
      <text:p text:style-name="P3">Your objective is to perform a set of tasks described below. Please try to complete as much as possible within the given time-frame.</text:p>
      <text:h text:style-name="P28" text:outline-level="3">Preconditions</text:h>
      <text:list xml:id="list1308274955" text:style-name="L1">
        <text:list-item>
          <text:p text:style-name="P14">You should work on your local machine.</text:p>
        </text:list-item>
        <text:list-item>
          <text:p text:style-name="P14">You may use any IDE or editor for developing the application.</text:p>
        </text:list-item>
        <text:list-item>
          <text:p text:style-name="P14">You must use the latest stable .Net Core version.</text:p>
        </text:list-item>
        <text:list-item>
          <text:p text:style-name="P14">You should use LocalDB as a database.</text:p>
        </text:list-item>
        <text:list-item>
          <text:p text:style-name="P14">You should strive to use as few as possible third party utility libraries, templates or frameworks, concentrating on functionality built into .NET </text:p>
        </text:list-item>
        <text:list-item>
          <text:p text:style-name="P15"><text:span text:style-name="T1">Keep in mind </text:span><text:span text:style-name="T3">we want to see a good implementation of the S.O.L.I.D</text:span><text:span text:style-name="T1"> principles.</text:span></text:p>
        </text:list-item>
        <text:list-item>
          <text:p text:style-name="P4">It must be your code not a ready project from the internet.</text:p>
        </text:list-item>
        <text:list-item>
          <text:p text:style-name="P4">Try to make clean, reusable and extendable code that is easy to support.</text:p>
        </text:list-item>
        <text:list-item>
          <text:p text:style-name="P4">Try and cover the most critical areas with unit tests</text:p>
        </text:list-item>
      </text:list>
      <text:p text:style-name="P1"/>
      <text:p text:style-name="P19">Failing to follow these rules will invalidate your submission and you will not be evaluated.</text:p>
      <text:h text:style-name="P29" text:outline-level="2">Instructions:</text:h>
      <text:list xml:id="list2533618326" text:style-name="L2">
        <text:list-item>
          <text:p text:style-name="P6">Try to complete as much as possible within the given time frame. If you need more time, please ask for an extension. Please note that you are expected to work on the assignment independently. Discussing assignment details with colleagues or any indication of outside help will be considered cheating.</text:p>
        </text:list-item>
        <text:list-item>
          <text:p text:style-name="P6">Please do not expect too much hand-holding as this is an evaluation assignment.</text:p>
        </text:list-item>
        <text:list-item>
          <text:p text:style-name="P7">Read the complete assignment before you start. Understand clearly what is required so that your work will be appropriate and easier.</text:p>
        </text:list-item>
      </text:list>
      <text:p text:style-name="P2"><text:line-break/><text:line-break/><text:line-break/><text:line-break/></text:p>
      <text:h text:style-name="P29" text:outline-level="2">Requirements:</text:h>
      <text:p text:style-name="P20">Objective</text:p>
      <text:p text:style-name="P21">Create a simple CRUD API to manage websites.</text:p>
      <text:p text:style-name="P20"><text:soft-page-break/>Functional Specifications</text:p>
      <text:p text:style-name="P21">Create a simple API that can be used to create, read, list, update, delete websites.</text:p>
      <text:list xml:id="list1085297589" text:style-name="L3">
        <text:list-item>
          <text:p text:style-name="P8">No authentication or advanced routing is required but will be considered a plus.</text:p>
        </text:list-item>
        <text:list-item>
          <text:p text:style-name="P8">Website create/update</text:p>
          <text:list>
            <text:list-item>
              <text:list>
                <text:list-item>
                  <text:p text:style-name="P8">Fields - all are required</text:p>
                  <text:list>
                    <text:list-item>
                      <text:p text:style-name="P26">Name</text:p>
                    </text:list-item>
                    <text:list-item>
                      <text:p text:style-name="P26">URL</text:p>
                    </text:list-item>
                    <text:list-item>
                      <text:p text:style-name="P26">Category (Vertical) - predefined list</text:p>
                    </text:list-item>
                    <text:list-item>
                      <text:p text:style-name="P26">Homepage Snapshot - image</text:p>
                    </text:list-item>
                    <text:list-item>
                      <text:p text:style-name="P26">Login</text:p>
                      <text:list>
                        <text:list-item>
                          <text:p text:style-name="P26">Email</text:p>
                        </text:list-item>
                        <text:list-item>
                          <text:p text:style-name="P26">Password</text:p>
                        </text:list-item>
                      </text:list>
                    </text:list-item>
                  </text:list>
                </text:list-item>
              </text:list>
            </text:list-item>
            <text:list-item>
              <text:p text:style-name="P26">Website delete</text:p>
              <text:list>
                <text:list-item>
                  <text:p text:style-name="P26">It should be soft delete</text:p>
                </text:list-item>
              </text:list>
            </text:list-item>
          </text:list>
        </text:list-item>
        <text:list-item>
          <text:p text:style-name="P8">Websites list</text:p>
          <text:list>
            <text:list-item>
              <text:list>
                <text:list-item>
                  <text:p text:style-name="P8">List all fields</text:p>
                </text:list-item>
                <text:list-item>
                  <text:p text:style-name="P26">Implement pagination and sorting</text:p>
                </text:list-item>
              </text:list>
            </text:list-item>
            <text:list-item>
              <text:p text:style-name="P26">It should be possible to replace the DB engine without any controller changes</text:p>
            </text:list-item>
          </text:list>
        </text:list-item>
      </text:list>
      <text:p text:style-name="Text_20_body"/>
      <text:p text:style-name="P13">Technical Specifications</text:p>
      <text:list xml:id="list380694464" text:style-name="L4">
        <text:list-item>
          <text:p text:style-name="P9">Use LocalDB as a database. Create the needed tables.</text:p>
        </text:list-item>
        <text:list-item>
          <text:p text:style-name="P9">Create a simple API to manage websites.</text:p>
        </text:list-item>
        <text:list-item>
          <text:p text:style-name="P9">Apply input validations and constraints wherever necessary to create a stable application.</text:p>
        </text:list-item>
        <text:list-item>
          <text:p text:style-name="P9">Even if you are not able to complete all the tasks, try to achieve a working application.</text:p>
        </text:list-item>
        <text:list-item>
          <text:p text:style-name="P22">Unit testing for the application is a plus. </text:p>
        </text:list-item>
      </text:list>
      <text:h text:style-name="P30" text:outline-level="2">Deliverables</text:h>
      <text:p text:style-name="Text_20_body"/>
      <text:p text:style-name="P20">Readme</text:p>
      <text:p text:style-name="P21">Create a txt (or markdown formatted) file with the following information</text:p>
      <text:list xml:id="list2354985746" text:style-name="L5">
        <text:list-item>
          <text:p text:style-name="P10">Steps to create and initialize the database.</text:p>
        </text:list-item>
        <text:list-item>
          <text:p text:style-name="P10">Steps to prepare the source code to build/run properly</text:p>
        </text:list-item>
        <text:list-item>
          <text:p text:style-name="P10">Any assumptions made and missing requirements that are not covered in the specifications</text:p>
        </text:list-item>
        <text:list-item>
          <text:p text:style-name="P10">Any feedback you may wish to give about improving the assignment</text:p>
        </text:list-item>
      </text:list>
      <text:p text:style-name="P1"/>
      <text:p text:style-name="P20">Design diagrams</text:p>
      <text:p text:style-name="P5"><text:soft-page-break/>Create a doc file containing the following information and diagrams</text:p>
      <text:list xml:id="list3112593100" text:style-name="L6">
        <text:list-item>
          <text:p text:style-name="P11">List of technologies and design patterns used</text:p>
        </text:list-item>
        <text:list-item>
          <text:p text:style-name="P11">An overall activity or sequence diagram</text:p>
        </text:list-item>
        <text:list-item>
          <text:p text:style-name="P23">An overall layer or component interaction diagram</text:p>
        </text:list-item>
      </text:list>
      <text:h text:style-name="P30" text:outline-level="2">To be evaluated</text:h>
      <text:list xml:id="list3156176574" text:style-name="L7">
        <text:list-item>
          <text:p text:style-name="P12">The quality of the output (functionality)</text:p>
        </text:list-item>
        <text:list-item>
          <text:p text:style-name="P12">Code quality and completeness</text:p>
        </text:list-item>
        <text:list-item>
          <text:p text:style-name="P12">Technologies applied</text:p>
        </text:list-item>
        <text:list-item>
          <text:p text:style-name="P12">Extra validations and assumptions which are not described</text:p>
        </text:list-item>
        <text:list-item>
          <text:p text:style-name="P24">Add missing requirements to the implementation, according to your experience.</text:p>
        </text:list-item>
      </text:list>
      <text:h text:style-name="P30" text:outline-level="2">Delivery / What to submit</text:h>
      <text:p text:style-name="P16">Please, read and follow this section carefully. </text:p>
      <text:p text:style-name="Text_20_body"/>
      <text:p text:style-name="P25">Delivery for this assignment should consist of an archive named &lt;your_name&gt; - Software Engineer -.NET.zip containing the following:</text:p>
      <text:list xml:id="list1401405755" text:style-name="L8">
        <text:list-item>
          <text:list>
            <text:list-item>
              <text:p text:style-name="P18">Source code/project</text:p>
            </text:list-item>
            <text:list-item>
              <text:p text:style-name="P18">Readme.txt  (or markdown formatted) file containing the instructions to configure and run the application, notes and feedback</text:p>
            </text:list-item>
            <text:list-item>
              <text:p text:style-name="P18">Design.doc with needed diagrams</text:p>
            </text:list-item>
          </text:list>
        </text:list-item>
      </text:list>
      <text:p text:style-name="P1"/>
      <text:p text:style-name="P17">Alternatively you can provide a link to a public repository to the source code and documentation.</text:p>
      <text:p text:style-name="Text_20_body"><text:span text:style-name="T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7T12:30:38.325000000</meta:creation-date>
    <dc:date>2020-05-07T12:30:57.878000000</dc:date>
    <meta:editing-duration>PT20S</meta:editing-duration>
    <meta:editing-cycles>1</meta:editing-cycles>
    <meta:document-statistic meta:table-count="0" meta:image-count="0" meta:object-count="0" meta:page-count="3" meta:paragraph-count="71" meta:word-count="617" meta:character-count="3669" meta:non-whitespace-character-count="3160"/>
    <meta:generator>LibreOffice/6.2.2.2$Windows_X86_64 LibreOffice_project/2b840030fec2aae0fd2658d8d4f9548af4e3518d</meta:generator>
  </office:meta>
</office:document-meta>
</file>